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5cm" fo:min-width="0.713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06cm"/>
    </style:style>
    <style:style style:name="gr9" style:family="graphic" style:parent-style-name="standard">
      <style:graphic-properties draw:stroke="none" svg:stroke-color="#000000" draw:fill="none" draw:fill-color="#ffffff" fo:min-height="0.937cm"/>
    </style:style>
    <style:style style:name="gr10" style:family="graphic" style:parent-style-name="standard">
      <style:graphic-properties draw:stroke="none" svg:stroke-color="#000000" draw:fill="none" draw:fill-color="#ffffff" fo:min-height="1.59cm"/>
    </style:style>
    <style:style style:name="gr11" style:family="graphic" style:parent-style-name="standard">
      <style:graphic-properties draw:stroke="none" svg:stroke-color="#000000" draw:fill="none" draw:fill-color="#ffffff" fo:min-height="0.848cm"/>
    </style:style>
    <style:style style:name="gr12" style:family="graphic" style:parent-style-name="standard">
      <style:graphic-properties draw:stroke="none" svg:stroke-color="#000000" draw:fill="none" draw:fill-color="#ffffff" fo:min-height="1.595cm"/>
    </style:style>
    <style:style style:name="gr13" style:family="graphic" style:parent-style-name="standard">
      <style:graphic-properties draw:stroke="none" svg:stroke-color="#000000" draw:fill="none" draw:fill-color="#ffffff" fo:min-height="2.04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Monospace" style:font-style-name="Regular" style:font-pitch="fixed" fo:font-size="14pt" fo:font-style="normal" fo:font-weight="normal" style:font-size-asian="18pt" style:font-size-complex="18pt"/>
    </style:style>
    <style:style style:name="P3" style:family="paragraph">
      <style:text-properties fo:color="#dc2300" fo:font-size="20pt" style:font-size-asian="20pt" style:font-size-complex="20pt"/>
    </style:style>
    <style:style style:name="P4" style:family="paragraph">
      <style:text-properties fo:color="#00ae00"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center"/>
      <style:text-properties fo:font-family="Monospace" style:font-pitch="fixed" fo:font-size="8pt" style:font-size-asian="8pt" style:font-size-complex="8pt"/>
    </style:style>
    <style:style style:name="P8" style:family="paragraph">
      <style:text-properties fo:font-family="Serif" style:font-family-generic="roman" fo:font-size="10pt" style:font-size-asian="10pt" style:font-size-complex="10pt"/>
    </style:style>
    <style:style style:name="T1" style:family="text">
      <style:text-properties fo:font-family="Monospace" style:font-style-name="Regular" style:font-pitch="fixed" fo:font-size="14pt" fo:font-style="normal" fo:font-weight="bold" style:font-weight-asian="bold" style:font-weight-complex="bold"/>
    </style:style>
    <style:style style:name="T2" style:family="text">
      <style:text-properties fo:font-family="Monospace" style:font-style-name="Regular" style:font-pitch="fixed" fo:font-size="14pt" fo:font-style="normal" fo:font-weight="normal"/>
    </style:style>
    <style:style style:name="T3" style:family="text">
      <style:text-properties fo:color="#dc2300" fo:font-size="20pt" style:font-size-asian="20pt" style:font-size-complex="20pt"/>
    </style:style>
    <style:style style:name="T4" style:family="text">
      <style:text-properties fo:color="#00ae00" fo:font-size="28pt" style:font-size-asian="28pt" style:font-size-complex="28pt"/>
    </style:style>
    <style:style style:name="T5" style:family="text">
      <style:text-properties fo:font-family="Monospace" style:font-style-name="Regular" style:font-pitch="fixed" fo:font-size="14pt" fo:font-style="normal" fo:font-weight="normal" style:font-size-asian="18pt" style:font-size-complex="18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family="Monospace" style:font-pitch="fixed" fo:font-size="8pt" style:font-size-asian="8pt" style:font-size-complex="8pt"/>
    </style:style>
    <style:style style:name="T8" style:family="text">
      <style:text-properties fo:font-family="Serif" style:font-family-generic="roman" fo:font-size="10pt" style:font-size-asian="10pt" style:font-size-complex="10pt"/>
    </style:style>
    <style:style style:name="T9" style:family="text">
      <style:text-properties fo:font-family="Serif" style:font-family-generic="roman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6cm" svg:height="1cm" svg:x="11.3cm" svg:y="4.938cm">
            <text:p text:style-name="P1"><text:span text:style-name="T1">hash</text:span><text:span text:style-name="T2">: <text:s/>0x7532 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2" draw:text-style-name="P3" draw:layer="layout" svg:width="1.213cm" svg:height="1.038cm" svg:x="16.087cm" svg:y="4.9cm">
            <draw:text-box>
              <text:p><text:span text:style-name="T3">✖</text:span></text:p>
            </draw:text-box>
          </draw:frame>
        </draw:g>
        <draw:g>
          <draw:custom-shape draw:style-name="gr3" draw:text-style-name="P2" draw:layer="layout" svg:width="6cm" svg:height="1cm" svg:x="3.7cm" svg:y="5cm">
            <text:p text:style-name="P1"><text:span text:style-name="T1">hash</text:span><text:span text:style-name="T2">: <text:s/>0x0003 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4" draw:text-style-name="P4" draw:layer="layout" svg:width="1.328cm" svg:height="1.352cm" svg:x="8.272cm" svg:y="4.848cm">
            <draw:text-box>
              <text:p><text:span text:style-name="T4">✔</text:span></text:p>
            </draw:text-box>
          </draw:frame>
        </draw:g>
        <draw:custom-shape draw:style-name="gr5" draw:text-style-name="P2" draw:layer="layout" svg:width="6cm" svg:height="1cm" svg:x="3.7cm" svg:y="2cm">
          <text:p text:style-name="P1"><text:span text:style-name="T5">prev: <text:s text:c="6"/>H(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6cm" svg:height="1cm" svg:x="3.7cm" svg:y="3cm">
          <text:p text:style-name="P1"><text:span text:style-name="T2">mrkl_tree: <text:s/>H(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6cm" svg:height="1cm" svg:x="3.7cm" svg:y="4cm">
          <text:p text:style-name="P1"><text:span text:style-name="T1">nonce</text:span><text:span text:style-name="T2">: 0x421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5" draw:layer="layout" svg:x1="3.2cm" svg:y1="1.5cm" svg:x2="3.2cm" svg:y2="3cm">
          <text:p/>
        </draw:line>
        <draw:line draw:style-name="gr6" draw:text-style-name="P5" draw:layer="layout" svg:x1="8.2cm" svg:y1="1.5cm" svg:x2="3.2cm" svg:y2="1.5cm">
          <text:p/>
        </draw:line>
        <draw:line draw:style-name="gr6" draw:text-style-name="P5" draw:layer="layout" svg:x1="8.2cm" svg:y1="2.5cm" svg:x2="8.2cm" svg:y2="1.5cm">
          <text:p/>
        </draw:line>
        <draw:line draw:style-name="gr7" draw:text-style-name="P5" draw:layer="layout" svg:x1="3.2cm" svg:y1="3cm" svg:x2="2cm" svg:y2="3cm">
          <text:p/>
        </draw:line>
        <draw:custom-shape draw:style-name="gr5" draw:text-style-name="P2" draw:layer="layout" svg:width="6cm" svg:height="1cm" svg:x="11.3cm" svg:y="2cm">
          <text:p text:style-name="P1"><text:span text:style-name="T5">prev: <text:s text:c="6"/>H(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6cm" svg:height="1cm" svg:x="11.3cm" svg:y="3cm">
          <text:p text:style-name="P1"><text:span text:style-name="T2">mrkl_tree: <text:s/>H(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6cm" svg:height="1cm" svg:x="11.3cm" svg:y="4cm">
          <text:p text:style-name="P1"><text:span text:style-name="T1">nonce</text:span><text:span text:style-name="T2">: 0x000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5" draw:layer="layout" svg:x1="15.8cm" svg:y1="2.5cm" svg:x2="15.8cm" svg:y2="1.5cm">
          <text:p/>
        </draw:line>
        <draw:line draw:style-name="gr6" draw:text-style-name="P5" draw:layer="layout" svg:x1="10.7cm" svg:y1="1.5cm" svg:x2="10.7cm" svg:y2="5.4cm">
          <text:p/>
        </draw:line>
        <draw:line draw:style-name="gr6" draw:text-style-name="P5" draw:layer="layout" svg:x1="15.8cm" svg:y1="1.5cm" svg:x2="10.7cm" svg:y2="1.5cm">
          <text:p/>
        </draw:line>
        <draw:line draw:style-name="gr7" draw:text-style-name="P5" draw:layer="layout" svg:x1="10.7cm" svg:y1="5.4cm" svg:x2="9.7cm" svg:y2="5.4cm">
          <text:p/>
        </draw:line>
        <draw:custom-shape draw:style-name="gr5" draw:text-style-name="P2" draw:layer="layout" svg:width="3cm" svg:height="1cm" svg:x="12.8cm" svg:y="7.5cm">
          <text:p text:style-name="P1"><text:span text:style-name="T2">H( ) H(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line draw:style-name="gr6" draw:text-style-name="P5" draw:layer="layout" svg:x1="15.8cm" svg:y1="3.5cm" svg:x2="15.8cm" svg:y2="6.5cm">
            <text:p/>
          </draw:line>
          <draw:line draw:style-name="gr6" draw:text-style-name="P5" draw:layer="layout" svg:x1="15.8cm" svg:y1="6.5cm" svg:x2="14.3cm" svg:y2="6.5cm">
            <text:p/>
          </draw:line>
          <draw:line draw:style-name="gr7" draw:text-style-name="P5" draw:layer="layout" svg:x1="14.3cm" svg:y1="6.5cm" svg:x2="14.3cm" svg:y2="7.5cm">
            <text:p/>
          </draw:line>
        </draw:g>
        <draw:custom-shape draw:style-name="gr5" draw:text-style-name="P2" draw:layer="layout" svg:width="3cm" svg:height="1cm" svg:x="10.8cm" svg:y="10cm">
          <text:p text:style-name="P1"><text:span text:style-name="T2">H( ) H(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3cm" svg:height="1cm" svg:x="14.8cm" svg:y="10cm">
          <text:p text:style-name="P1"><text:span text:style-name="T2">H( ) H(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line draw:style-name="gr6" draw:text-style-name="P5" draw:layer="layout" svg:x1="13.7cm" svg:y1="8cm" svg:x2="13.7cm" svg:y2="9cm">
            <text:p/>
          </draw:line>
          <draw:line draw:style-name="gr6" draw:text-style-name="P5" draw:layer="layout" svg:x1="13.7cm" svg:y1="9cm" svg:x2="12.3cm" svg:y2="9cm">
            <text:p/>
          </draw:line>
          <draw:line draw:style-name="gr7" draw:text-style-name="P5" draw:layer="layout" svg:x1="12.3cm" svg:y1="9cm" svg:x2="12.3cm" svg:y2="10cm">
            <text:p/>
          </draw:line>
        </draw:g>
        <draw:g>
          <draw:line draw:style-name="gr6" draw:text-style-name="P5" draw:layer="layout" svg:x1="15.1cm" svg:y1="8cm" svg:x2="15.1cm" svg:y2="9cm">
            <text:p/>
          </draw:line>
          <draw:line draw:style-name="gr6" draw:text-style-name="P5" draw:layer="layout" svg:x1="15.1cm" svg:y1="9cm" svg:x2="16.5cm" svg:y2="9cm">
            <text:p/>
          </draw:line>
          <draw:line draw:style-name="gr7" draw:text-style-name="P5" draw:layer="layout" svg:x1="16.5cm" svg:y1="9cm" svg:x2="16.5cm" svg:y2="10cm">
            <text:p/>
          </draw:line>
        </draw:g>
        <draw:frame draw:style-name="gr8" draw:text-style-name="P6" draw:layer="layout" svg:width="1.3cm" svg:height="1.195cm" svg:x="15.7cm" svg:y="10.9cm">
          <draw:text-box>
            <text:p><text:span text:style-name="T6">...</text:span></text:p>
          </draw:text-box>
        </draw:frame>
        <draw:custom-shape draw:style-name="gr5" draw:text-style-name="P7" draw:layer="layout" svg:width="2cm" svg:height="0.5cm" svg:x="14.3cm" svg:y="12.5cm">
          <text:p text:style-name="P5"><text:span text:style-name="T7">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cm" svg:height="0.5cm" svg:x="16.5cm" svg:y="12.5cm">
          <text:p text:style-name="P5"><text:span text:style-name="T7">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15.7cm" svg:y1="10.5cm" svg:x2="15.3cm" svg:y2="12.5cm">
          <text:p/>
        </draw:line>
        <draw:line draw:style-name="gr7" draw:text-style-name="P5" draw:layer="layout" svg:x1="17.1cm" svg:y1="10.5cm" svg:x2="17.5cm" svg:y2="12.5cm">
          <text:p/>
        </draw:line>
        <draw:frame draw:style-name="gr8" draw:text-style-name="P6" draw:layer="layout" svg:width="1.3cm" svg:height="1.195cm" svg:x="11.6cm" svg:y="10.905cm">
          <draw:text-box>
            <text:p><text:span text:style-name="T6">...</text:span></text:p>
          </draw:text-box>
        </draw:frame>
        <draw:frame draw:style-name="gr8" draw:text-style-name="P6" draw:layer="layout" svg:width="1.3cm" svg:height="1.195cm" svg:x="7.6cm" svg:y="7.4cm">
          <draw:text-box>
            <text:p><text:span text:style-name="T6">...</text:span></text:p>
          </draw:text-box>
        </draw:frame>
        <draw:custom-shape draw:style-name="gr5" draw:text-style-name="P7" draw:layer="layout" svg:width="2cm" svg:height="2cm" svg:x="9.9cm" svg:y="12.5cm">
          <text:p text:style-name="P5"><text:span text:style-name="T7">transaction</text:span></text:p>
          <text:p text:style-name="P5"><text:span text:style-name="T7">25</text:span></text:p>
          <text:p text:style-name="P5"><text:span text:style-name="T7"/></text:p>
          <text:p text:style-name="P5"><text:span text:style-name="T7">coinbase</text:span></text:p>
          <text:p text:style-name="P5"><text:span text:style-name="T7">0x0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cm" svg:height="0.5cm" svg:x="12.1cm" svg:y="12.5cm">
          <text:p text:style-name="P5"><text:span text:style-name="T7">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11.7cm" svg:y1="10.6cm" svg:x2="10.8cm" svg:y2="12.5cm">
          <text:p/>
        </draw:line>
        <draw:line draw:style-name="gr7" draw:text-style-name="P5" draw:layer="layout" svg:x1="13.1cm" svg:y1="10.6cm" svg:x2="13.1cm" svg:y2="12.5cm">
          <text:p/>
        </draw:line>
        <draw:custom-shape draw:style-name="gr5" draw:text-style-name="P7" draw:layer="layout" svg:width="2cm" svg:height="0.5cm" svg:x="14.299cm" svg:y="12.499cm">
          <text:p text:style-name="P5"><text:span text:style-name="T7">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cm" svg:height="0.5cm" svg:x="16.499cm" svg:y="12.499cm">
          <text:p text:style-name="P5"><text:span text:style-name="T7">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15.699cm" svg:y1="10.499cm" svg:x2="15.299cm" svg:y2="12.499cm">
          <text:p/>
        </draw:line>
        <draw:line draw:style-name="gr7" draw:text-style-name="P5" draw:layer="layout" svg:x1="17.099cm" svg:y1="10.499cm" svg:x2="17.499cm" svg:y2="12.499cm">
          <text:p/>
        </draw:line>
        <draw:frame draw:style-name="gr9" draw:text-style-name="P8" draw:layer="layout" svg:width="4.7cm" svg:height="1.484cm" svg:x="6cm" svg:y="11.4cm">
          <draw:text-box>
            <text:p><text:span text:style-name="T8">Transação especial que cria novas unidades de moeda.</text:span></text:p>
          </draw:text-box>
        </draw:frame>
        <draw:frame draw:style-name="gr10" draw:text-style-name="P8" draw:layer="layout" svg:width="5.8cm" svg:height="2.717cm" svg:x="1.1cm" svg:y="6.3cm">
          <draw:text-box>
            <text:p><text:span text:style-name="T9">nonce</text:span><text:span text:style-name="T8"> tal que o </text:span><text:span text:style-name="T9">hash</text:span><text:span text:style-name="T8"> deste cabeçalho é inferior a um determinado coeficiente de dificuldade (</text:span><text:span text:style-name="T9">target</text:span><text:span text:style-name="T8">). Verifica-se pelas quantidade de zeros no começo do </text:span><text:span text:style-name="T9">hash</text:span><text:span text:style-name="T8">.</text:span></text:p>
          </draw:text-box>
        </draw:frame>
        <draw:line draw:style-name="gr7" draw:text-style-name="P5" draw:layer="layout" svg:x1="8.2cm" svg:y1="3.5cm" svg:x2="8.2cm" svg:y2="7.6cm">
          <text:p/>
        </draw:line>
        <draw:frame draw:style-name="gr11" draw:text-style-name="P8" draw:layer="layout" svg:width="3.6cm" svg:height="1.098cm" svg:x="10cm" svg:y="6.727cm">
          <draw:text-box>
            <text:p><text:span text:style-name="T8">Merkle Tree com as transações.</text:span></text:p>
          </draw:text-box>
        </draw:frame>
        <draw:frame draw:style-name="gr12" draw:text-style-name="P8" draw:layer="layout" svg:width="5.4cm" svg:height="1.895cm" svg:x="12.2cm" svg:y="14.305cm">
          <draw:text-box>
            <text:p><text:span text:style-name="T8">Campo </text:span><text:span text:style-name="T9">coinbase</text:span><text:span text:style-name="T8"> pode ter qualquer valor. É usado caso todos os </text:span><text:span text:style-name="T9">nonces</text:span><text:span text:style-name="T8"> possíveis já foram tentados.</text:span></text:p>
          </draw:text-box>
        </draw:frame>
        <draw:g>
          <draw:path draw:style-name="gr6" draw:text-style-name="P5" draw:layer="layout" svg:width="1.866cm" svg:height="1.443cm" draw:transform="rotate (1.5707963267949) translate (1.88293907518888cm 6.245cm)" svg:viewBox="0 0 1867 1444" svg:d="m0 4c221 6 444-23 661 20 231 46 422 199 623 311 217 121 447 287 506 545l58 233 19 195v136">
            <text:p/>
          </draw:path>
          <draw:polyline draw:style-name="gr6" draw:text-style-name="P5" draw:layer="layout" svg:width="0.264cm" svg:height="0.086cm" draw:transform="rotate (-2.60123871717235) translate (3.34291578221593cm 4.45587076323786cm)" svg:viewBox="0 0 265 87" draw:points="0,87 151,77 250,25 265,0">
            <text:p/>
          </draw:polyline>
          <draw:path draw:style-name="gr6" draw:text-style-name="P5" draw:layer="layout" svg:width="0.319cm" svg:height="0.081cm" draw:transform="rotate (2.60123871717235) translate (3.256721200151cm 4.43980822503279cm)" svg:viewBox="0 0 320 82" svg:d="m0 80c113 10 224-25 320-80v0">
            <text:p/>
          </draw:path>
        </draw:g>
        <draw:g>
          <draw:path draw:style-name="gr6" draw:text-style-name="P5" draw:layer="layout" svg:width="0.325cm" svg:height="1.57cm" draw:transform="skewX (-0.0539306738866248) rotate (-1.81880761350329) translate (12.7185903455771cm 8.01658555166389cm)" svg:viewBox="0 0 326 1571" svg:d="m0 1551c195 96 389-168 307-392-72-194-82-410-123-616l-41-207-41-205-26-131">
            <text:p/>
          </draw:path>
          <draw:polyline draw:style-name="gr6" draw:text-style-name="P5" draw:layer="layout" svg:width="0.256cm" svg:height="0.023cm" draw:transform="skewX (0.118856922060814) rotate (2.54329378600614) translate (12.6792971863876cm 8.09391050057493cm)" svg:viewBox="0 0 257 24" draw:points="0,21 163,24 257,0">
            <text:p/>
          </draw:polyline>
          <draw:polyline draw:style-name="gr6" draw:text-style-name="P5" draw:layer="layout" svg:width="0.287cm" svg:height="0.031cm" draw:transform="skewX (-0.0952949771588904) rotate (-2.76774312781261) translate (12.7088731062094cm 8.10773044760228cm)" svg:viewBox="0 0 288 32" draw:points="0,32 100,32 196,21 288,0">
            <text:p/>
          </draw:polyline>
        </draw:g>
        <draw:g>
          <draw:path draw:style-name="gr6" draw:text-style-name="P5" draw:layer="layout" svg:width="0.848cm" svg:height="0.741cm" draw:transform="skewX (-0.0279252680319092) rotate (1.88251213120108) translate (11.9004884915102cm 14.6471605622262cm)" svg:viewBox="0 0 849 742" svg:d="m0 742c115-32 234-1 345-62 97-54 191-120 238-217 43-89 105-172 140-266l29-81 54-75 43-41">
            <text:p/>
          </draw:path>
          <draw:polyline draw:style-name="gr6" draw:text-style-name="P5" draw:layer="layout" svg:width="0.218cm" svg:height="0.067cm" draw:transform="skewX (-0.050789081233035) rotate (-0.750142512507163) translate (11.6302000223314cm 13.8290815849872cm)" svg:viewBox="0 0 219 68" draw:points="0,0 94,0 161,34 219,68">
            <text:p/>
          </draw:polyline>
          <draw:path draw:style-name="gr6" draw:text-style-name="P5" draw:layer="layout" svg:width="0.308cm" svg:height="0.028cm" svg:x="11.637cm" svg:y="13.8cm" svg:viewBox="0 0 309 29" svg:d="m0 29c77 0 155 0 233 0l69-29h7">
            <text:p/>
          </draw:path>
        </draw:g>
        <draw:g>
          <draw:path draw:style-name="gr6" draw:text-style-name="P5" draw:layer="layout" svg:width="0.468cm" svg:height="1.108cm" draw:transform="rotate (-1.5707963267949) translate (9.9cm 12.356cm)" svg:viewBox="0 0 469 1109" svg:d="m0 1106c106 14 233-18 275-146 35-106 7-212 37-320 31-105-28-230 18-329 48-102 117-198 139-311v10">
            <text:p/>
          </draw:path>
          <draw:polyline draw:style-name="gr6" draw:text-style-name="P5" draw:layer="layout" svg:width="0.178cm" svg:height="0.019cm" draw:transform="skewX (0.0471238898038469) rotate (2.27259321902182) translate (9.8819245543396cm 12.8292783075059cm)" svg:viewBox="0 0 179 20" draw:points="0,20 86,19 170,1 179,0">
            <text:p/>
          </draw:polyline>
          <draw:path draw:style-name="gr6" draw:text-style-name="P5" draw:layer="layout" svg:width="0.219cm" svg:height="0.045cm" draw:transform="skewX (-0.0141371669411541) rotate (-3.0178488096234) translate (9.8982654518864cm 12.8728794502577cm)" svg:viewBox="0 0 220 46" svg:d="m0 44c73 13 131-38 201-40l19-4">
            <text:p/>
          </draw:path>
        </draw:g>
        <draw:frame draw:style-name="gr8" draw:text-style-name="P6" draw:layer="layout" svg:width="1.3cm" svg:height="1.195cm" svg:x="0.9cm" svg:y="2.2cm">
          <draw:text-box>
            <text:p><text:span text:style-name="T6">...</text:span></text:p>
          </draw:text-box>
        </draw:frame>
        <draw:frame draw:style-name="gr13" draw:text-style-name="P8" draw:layer="layout" svg:width="2.4cm" svg:height="2.295cm" svg:x="17.5cm" svg:y="2.2cm">
          <draw:text-box>
            <text:p><text:span text:style-name="T8">Tentativa de </text:span><text:span text:style-name="T9">nonce</text:span><text:span text:style-name="T8"> para este bloco.</text:span></text:p>
          </draw:text-box>
        </draw:frame>
        <draw:frame draw:style-name="gr11" draw:text-style-name="P8" draw:layer="layout" svg:width="3.4cm" svg:height="2.717cm" svg:x="16.7cm" svg:y="6.794cm">
          <draw:text-box>
            <text:p><text:span text:style-name="T8">O </text:span><text:span text:style-name="T9">hash</text:span><text:span text:style-name="T8"> com o </text:span><text:span text:style-name="T9">nonce</text:span><text:span text:style-name="T8"> tentado não foi inferior ao </text:span><text:span text:style-name="T9">target</text:span><text:span text:style-name="T8">. Um novo </text:span><text:span text:style-name="T9">nonce</text:span><text:span text:style-name="T8"> deve ser tentado.</text:span></text:p>
          </draw:text-box>
        </draw:frame>
        <draw:g>
          <draw:path draw:style-name="gr6" draw:text-style-name="P5" draw:layer="layout" svg:width="0.704cm" svg:height="0.679cm" draw:transform="rotate (-1.78756621989259) translate (18.204629486019cm 3.99912070389486cm)" svg:viewBox="0 0 705 680" svg:d="m0 10c198-25 506-21 552 243l59 179 86 212 8 36">
            <text:p/>
          </draw:path>
          <draw:polyline draw:style-name="gr6" draw:text-style-name="P5" draw:layer="layout" svg:width="0.197cm" svg:height="0.026cm" draw:transform="rotate (0.84037603483527) translate (17.3686982097516cm 4.51971187464823cm)" svg:viewBox="0 0 198 27" draw:points="0,26 101,27 182,5 198,0">
            <text:p/>
          </draw:polyline>
          <draw:polyline draw:style-name="gr6" draw:text-style-name="P5" draw:layer="layout" svg:width="0.159cm" svg:height="0.009cm" draw:transform="rotate (-0.792728546255825) translate (17.3960538427697cm 4.53694694087615cm)" svg:viewBox="0 0 160 10" draw:points="0,0 107,0 160,10">
            <text:p/>
          </draw:polyline>
        </draw:g>
        <draw:g>
          <draw:path draw:style-name="gr6" draw:text-style-name="P5" draw:layer="layout" svg:width="1.044cm" svg:height="0.157cm" draw:transform="skewX (-0.18762289458939) rotate (-1.19066361571053) translate (16.9124069428624cm 5.92996635520131cm)" svg:viewBox="0 0 1045 158" svg:d="m0 155c121 9 244-4 367-3 131 2 258-29 389-39l125-41 110-56 54-16">
            <text:p/>
          </draw:path>
          <draw:polyline draw:style-name="gr6" draw:text-style-name="P5" draw:layer="layout" svg:width="0.308cm" svg:height="0.047cm" draw:transform="rotate (-1.5707963267949) translate (16.7872759643917cm 6.004cm)" svg:viewBox="0 0 309 48" draw:points="0,0 113,7 216,16 309,48">
            <text:p/>
          </draw:polyline>
          <draw:polyline draw:style-name="gr6" draw:text-style-name="P5" draw:layer="layout" svg:width="0.24cm" svg:height="0.033cm" draw:transform="skewX (-0.219562419900887) rotate (-0.799011731563004) translate (16.7981776530991cm 5.99594470157376cm)" svg:viewBox="0 0 241 34" draw:points="0,33 128,34 227,11 241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08T21:15:41</meta:creation-date>
    <dc:date>2016-06-06T14:56:55</dc:date>
    <meta:editing-duration>PT1H36M</meta:editing-duration>
    <meta:editing-cycles>30</meta:editing-cycles>
    <meta:generator>LibreOffice/3.5$Linux_x86 LibreOffice_project/350m1$Build-2</meta:generator>
    <meta:document-statistic meta:object-count="82"/>
  </office:meta>
</office:document-meta>
</file>